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33ab8" officeooo:paragraph-rsid="00133ab8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33ab8" officeooo:paragraph-rsid="00133ab8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133ab8" officeooo:paragraph-rsid="00133ab8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4f046" officeooo:paragraph-rsid="0014f04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97c3b" officeooo:paragraph-rsid="00197c3b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33ab8" officeooo:paragraph-rsid="00133ab8" style:font-size-asian="10.5pt" style:font-size-complex="12pt"/>
    </style:style>
    <style:style style:name="P7" style:family="paragraph" style:parent-style-name="Standard">
      <style:text-properties officeooo:rsid="00133ab8" officeooo:paragraph-rsid="00133ab8"/>
    </style:style>
    <style:style style:name="P8" style:family="paragraph" style:parent-style-name="Standard">
      <style:text-properties style:text-underline-style="solid" style:text-underline-width="auto" style:text-underline-color="font-color" officeooo:rsid="0019c146" officeooo:paragraph-rsid="0019c146"/>
    </style:style>
    <style:style style:name="P9" style:family="paragraph" style:parent-style-name="Standard">
      <style:text-properties style:text-underline-style="none" officeooo:rsid="0019c146" officeooo:paragraph-rsid="0019c146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officeooo:rsid="00133ab8" officeooo:paragraph-rsid="00133ab8" style:font-size-asian="10.5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officeooo:rsid="0014f046" officeooo:paragraph-rsid="0014f046" style:font-size-asian="10.5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officeooo:rsid="00197c3b" officeooo:paragraph-rsid="00197c3b" style:font-size-asian="10.5pt" style:font-size-complex="12pt"/>
    </style:style>
    <style:style style:name="P13" style:family="paragraph" style:parent-style-name="Standard" style:list-style-name="L2">
      <style:text-properties officeooo:rsid="0019c4d3" officeooo:paragraph-rsid="0019c4d3"/>
    </style:style>
    <style:style style:name="P14" style:family="paragraph" style:parent-style-name="Standard" style:list-style-name="L2">
      <style:text-properties officeooo:rsid="001bc12e" officeooo:paragraph-rsid="001bc12e"/>
    </style:style>
    <style:style style:name="P15" style:family="paragraph" style:parent-style-name="Standard" style:list-style-name="L2">
      <style:text-properties fo:font-weight="bold" officeooo:rsid="001bc69a" officeooo:paragraph-rsid="001bc69a" style:font-weight-asian="bold" style:font-weight-complex="bold"/>
    </style:style>
    <style:style style:name="P16" style:family="paragraph" style:parent-style-name="Standard" style:list-style-name="L2">
      <style:text-properties fo:font-weight="bold" officeooo:rsid="001d9f78" officeooo:paragraph-rsid="001d9f78" style:font-weight-asian="bold" style:font-weight-complex="bold"/>
    </style:style>
    <style:style style:name="P17" style:family="paragraph" style:parent-style-name="Standard" style:list-style-name="L2">
      <style:text-properties fo:font-weight="bold" officeooo:rsid="002059f1" officeooo:paragraph-rsid="002059f1" style:font-weight-asian="bold" style:font-weight-complex="bold"/>
    </style:style>
    <style:style style:name="P18" style:family="paragraph" style:parent-style-name="Standard" style:list-style-name="L2">
      <style:text-properties fo:font-weight="normal" officeooo:rsid="001bc69a" officeooo:paragraph-rsid="001bc69a" style:font-weight-asian="normal" style:font-weight-complex="normal"/>
    </style:style>
    <style:style style:name="P19" style:family="paragraph" style:parent-style-name="Standard" style:list-style-name="L2">
      <style:text-properties fo:font-weight="normal" officeooo:rsid="001d9f78" officeooo:paragraph-rsid="001d9f78" style:font-weight-asian="normal" style:font-weight-complex="normal"/>
    </style:style>
    <style:style style:name="P20" style:family="paragraph" style:parent-style-name="Standard" style:list-style-name="L2">
      <style:text-properties fo:font-weight="normal" officeooo:rsid="001df61b" officeooo:paragraph-rsid="001df61b" style:font-weight-asian="normal" style:font-weight-complex="normal"/>
    </style:style>
    <style:style style:name="P21" style:family="paragraph" style:parent-style-name="Standard" style:list-style-name="L2">
      <style:text-properties fo:font-weight="normal" officeooo:rsid="001edd32" officeooo:paragraph-rsid="001edd32" style:font-weight-asian="normal" style:font-weight-complex="normal"/>
    </style:style>
    <style:style style:name="P22" style:family="paragraph" style:parent-style-name="Standard" style:list-style-name="L2">
      <style:text-properties fo:font-weight="normal" officeooo:rsid="002059f1" officeooo:paragraph-rsid="002059f1" style:font-weight-asian="normal" style:font-weight-complex="normal"/>
    </style:style>
    <style:style style:name="T1" style:family="text">
      <style:text-properties officeooo:rsid="0014f046"/>
    </style:style>
    <style:style style:name="T2" style:family="text">
      <style:text-properties officeooo:rsid="0015c7f3"/>
    </style:style>
    <style:style style:name="T3" style:family="text">
      <style:text-properties officeooo:rsid="001bc12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d9f78"/>
    </style:style>
    <style:style style:name="T6" style:family="text">
      <style:text-properties officeooo:rsid="001edd32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uptseminar – Theoretische Informatik und Informationssicherheit </text:p>
      <text:p text:style-name="P1"/>
      <text:p text:style-name="P3">Pagerank – Wie google sucht</text:p>
      <text:p text:style-name="P3"/>
      <text:p text:style-name="P6">Gliederung</text:p>
      <text:p text:style-name="P2"/>
      <text:list xml:id="list4657904964491302450" text:style-name="L1">
        <text:list-item>
          <text:p text:style-name="P10">Einleitung und Motivation<text:tab/><text:tab/><text:tab/><text:tab/><text:tab/><text:tab/><text:tab/><text:tab/>– Willy</text:p>
        </text:list-item>
        <text:list-item>
          <text:p text:style-name="P10">Geschichtliche Aspekte <text:span text:style-name="T1">[Wikipedia]</text:span><text:tab/><text:tab/><text:tab/><text:tab/><text:tab/><text:tab/><text:tab/>– Anton</text:p>
        </text:list-item>
        <text:list-item>
          <text:p text:style-name="P10">Ein Ranking für jede Website im Netz (Algorithmus) <text:span text:style-name="T1">[Wikipedia und 2. im Dokument] </text:span><text:tab/><text:tab/><text:tab/><text:tab/><text:tab/><text:tab/><text:tab/><text:tab/><text:tab/><text:tab/><text:tab/><text:tab/>– Anton</text:p>
        </text:list-item>
        <text:list-item>
          <text:p text:style-name="P10">Implementierung <text:span text:style-name="T1">[3. im Dokument]</text:span><text:tab/><text:tab/><text:tab/><text:tab/><text:tab/><text:tab/><text:tab/>– Anton</text:p>
        </text:list-item>
        <text:list-item>
          <text:p text:style-name="P10">Konvergenzeigenschaften <text:span text:style-name="T1">[4. im Dokument]</text:span><text:tab/><text:tab/><text:tab/><text:tab/><text:tab/>– Anton</text:p>
        </text:list-item>
        <text:list-item>
          <text:p text:style-name="P10">Mit Pagerank suchen<text:tab/><text:tab/><text:tab/><text:tab/><text:tab/><text:tab/><text:tab/><text:tab/><text:tab/>– Willy</text:p>
        </text:list-item>
        <text:list-item>
          <text:p text:style-name="P10">Personalisieren<text:tab/><text:tab/><text:tab/><text:tab/><text:tab/><text:tab/><text:tab/><text:tab/><text:tab/>– Willy</text:p>
        </text:list-item>
        <text:list-item>
          <text:p text:style-name="P11">Manipulation<text:tab/><text:tab/><text:tab/><text:tab/><text:tab/><text:tab/><text:tab/><text:tab/><text:tab/><text:tab/>– Willy</text:p>
        </text:list-item>
        <text:list-item>
          <text:p text:style-name="P11">Nachteile<text:tab/><text:tab/><text:tab/><text:tab/><text:tab/><text:tab/><text:tab/><text:tab/><text:tab/><text:tab/>– Willy</text:p>
        </text:list-item>
        <text:list-item>
          <text:p text:style-name="P10">Anwendungsmöglichkeiten<text:tab/><text:tab/><text:tab/><text:tab/><text:tab/><text:tab/><text:tab/><text:tab/>– Willy</text:p>
        </text:list-item>
        <text:list-item>
          <text:p text:style-name="P12">Zusammenfassung</text:p>
        </text:list-item>
      </text:list>
      <text:p text:style-name="P2"/>
      <text:p text:style-name="P2"/>
      <text:p text:style-name="P4">So das ist jetzt die vorläufige Gliederung, wenn wir sehen das es zu viel bzw. zu wenig wird für 45 Minuten können wir das ja im Nachhinein anpassen (Themen tauschen etc.). <text:span text:style-name="T2">Du solltest relativ viel bei 3. machen (den ganzen Algorithmus erklären und die Mathematik dahinter. Also Wikipedia und das Dokument, was uns der Porf geschickt hat nutzen! In den „[..]“-Klammern steht, was du als Quelle nutzen sollst, kannst etc. :D Du kannst natürlich auch noch im Netz nach weiteren Quellen suchen, war jetzt bloß, was ich für die grobe Gliederung genutzt hab.</text:span></text:p>
      <text:p text:style-name="P5">Schreib am besten bei der Mathematik von PageRank bissel was and die Tafel, damit wir zeit rumkriegen :D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1.) Einleitung und Motivation</text:p>
      <text:p text:style-name="P9"/>
      <text:p text:style-name="P9">Google. Wer kennt es nicht? Fast..</text:p>
      <text:p text:style-name="P9"/>
      <text:p text:style-name="P8">6.) Suchen mit Hilfe von PageRank</text:p>
      <text:p text:style-name="P8"/>
      <text:list xml:id="list8848739395945383537" text:style-name="L2">
        <text:list-item>
          <text:p text:style-name="P13">2 Suchengines, die PageRank benutzen</text:p>
          <text:list>
            <text:list-item>
              <text:p text:style-name="P13">auf Basis des Titels</text:p>
            </text:list-item>
            <text:list-item>
              <text:p text:style-name="P13">volle Textsuche (Google)</text:p>
            </text:list-item>
          </text:list>
        </text:list-item>
        <text:list-item>
          <text:p text:style-name="P13">Google nutzt verscheiden Faktoren (<text:span text:style-name="T4">IR measures, anchor text, PageRank</text:span>) → Ranking von Suchresultaten</text:p>
        </text:list-item>
        <text:list-item>
          <text:p text:style-name="P13">am Besten für unspezifizierte Suchanfragen (<text:span text:style-name="T4">Beispiel</text:span>…)</text:p>
        </text:list-item>
        <text:list-item>
          <text:p text:style-name="P13">Titel-Suche</text:p>
          <text:list>
            <text:list-item>
              <text:p text:style-name="P13">nur Titel von Webseiten verwendet</text:p>
            </text:list-item>
            <text:list-item>
              <text:p text:style-name="P13"><text:span text:style-name="T3">Engine → nur </text:span>Websites, die alle Wörter der Anfrage enthalten →<text:span text:style-name="T3"> Resultat nach PageRank geordnet (simple and cheap)</text:span></text:p>
            </text:list-item>
            <text:list-item>
              <text:p text:style-name="P14"><text:span text:style-name="T4">Beispiel MultiQuerry</text:span></text:p>
            </text:list-item>
          </text:list>
        </text:list-item>
        <text:list-item>
          <text:p text:style-name="P15">Rank Merging</text:p>
          <text:list>
            <text:list-item>
              <text:p text:style-name="P18"><text:span text:style-name="T5">gut, weil </text:span>Übereinstimmung der Titel → hohe Präzision + PageRank → hohe Qualität</text:p>
            </text:list-item>
            <text:list-item>
              <text:p text:style-name="P18">Suche nach „University“ → Recall nicht wichtig</text:p>
            </text:list-item>
            <text:list-item>
              <text:p text:style-name="P19">wenn wichtig: traditionelle Informationbesorgung über vollen Text + PageRank (merge) besser</text:p>
            </text:list-item>
          </text:list>
        </text:list-item>
        <text:list-item>
          <text:p text:style-name="P16">Common Case</text:p>
          <text:list>
            <text:list-item>
              <text:p text:style-name="P20">Entwicklungsziel → Anpassung auf verbreitete Fälle</text:p>
            </text:list-item>
            <text:list-item>
              <text:p text:style-name="P20">Suche nach „Wolverine“ → Universität von Michigan wolverine-irgendwas für Studenten → PageRank zeigte „Wolverine Access“ (Studenten nutzen oft Accesss System → zufälliger Nutzer sucht sehr wahrscheinlich danach)</text:p>
            </text:list-item>
            <text:list-item>
              <text:p text:style-name="P20"><text:span text:style-name="T6">gute </text:span>common Site nicht in HTML der Seite → Problem der Metainformationen einer Seite → is der Autor vertrauenswürdig?</text:p>
            </text:list-item>
            <text:list-item>
              <text:p text:style-name="P21">Anderer Fall: Seite mit vielen Informationen über wolverine finden → andere Systeme</text:p>
            </text:list-item>
          </text:list>
        </text:list-item>
        <text:list-item>
          <text:p text:style-name="P17">Subkomponeten von Common Case</text:p>
          <text:list>
            <text:list-item>
              <text:p text:style-name="P22">nicht nur Seite mit hoher Benutzung, auch Autorität oder Vertrauen</text:p>
            </text:list-item>
            <text:list-item>
              <text:p text:style-name="P22">direkte Links von anderen großen und wichtigen Seiten (z.B. New York Times) → hoher PageRank (von autoritärer und vertrauenswürdiger Seite aufgeführt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3:16:55.508419455</meta:creation-date>
    <dc:date>2016-12-16T16:38:40.246967547</dc:date>
    <meta:editing-duration>PT27M10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2" meta:paragraph-count="40" meta:word-count="405" meta:character-count="2717" meta:non-whitespace-character-count="2295"/>
  </office:meta>
</office:document-meta>
</file>